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rebuchet MS" svg:font-family="'Trebuchet MS'" style:font-family-generic="roman" style:font-pitch="variable"/>
    <style:font-face style:name="Trebuchet MS1" svg:font-family="'Trebuchet MS'" style:font-family-generic="swiss" style:font-pitch="variable"/>
  </office:font-face-decls>
  <office:automatic-styles>
    <style:style style:name="P1"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style:use-window-font-color="true" loext:opacity="0%" officeooo:paragraph-rsid="001736d6"/>
    </style:style>
    <style:style style:name="P2" style:family="paragraph" style:parent-style-name="Preformatted_20_Text" style:master-page-name="">
      <loext:graphic-properties draw:fill="none"/>
      <style:paragraph-properties fo:margin-left="2cm" fo:margin-right="0cm" fo:margin-top="0cm" fo:margin-bottom="0cm" style:contextual-spacing="false" fo:text-indent="0cm" style:auto-text-indent="false" style:page-number="auto" fo:background-color="transparent"/>
      <style:text-properties style:use-window-font-color="true" loext:opacity="0%" officeooo:paragraph-rsid="001736d6"/>
    </style:style>
    <style:style style:name="P3" style:family="paragraph" style:parent-style-name="Preformatted_20_Text">
      <style:text-properties style:use-window-font-color="true" loext:opacity="0%" officeooo:paragraph-rsid="001736d6"/>
    </style:style>
    <style:style style:name="P4" style:family="paragraph" style:parent-style-name="Preformatted_20_Text">
      <loext:graphic-properties draw:fill="none"/>
      <style:paragraph-properties fo:margin-left="1.401cm" fo:margin-right="0cm" fo:margin-top="0cm" fo:margin-bottom="0cm" style:contextual-spacing="false" fo:text-indent="0cm" style:auto-text-indent="false" fo:background-color="transparent"/>
      <style:text-properties style:use-window-font-color="true" loext:opacity="0%"/>
    </style:style>
    <style:style style:name="P5" style:family="paragraph" style:parent-style-name="Preformatted_20_Text" style:master-page-name="">
      <loext:graphic-properties draw:fill="none"/>
      <style:paragraph-properties fo:margin-left="2cm" fo:margin-right="0cm" fo:margin-top="0cm" fo:margin-bottom="0cm" style:contextual-spacing="false" fo:text-indent="0cm" style:auto-text-indent="false" style:page-number="auto" fo:background-color="transparent"/>
      <style:text-properties style:use-window-font-color="true" loext:opacity="0%"/>
    </style:style>
    <style:style style:name="P6"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style:use-window-font-color="true" loext:opacity="0%"/>
    </style:style>
    <style:style style:name="P7" style:family="paragraph" style:parent-style-name="Preformatted_20_Text">
      <style:text-properties style:use-window-font-color="true" loext:opacity="0%"/>
    </style:style>
    <style:style style:name="P8" style:family="paragraph" style:parent-style-name="Preformatted_20_Text" style:list-style-name="WWNum1">
      <style:text-properties style:use-window-font-color="true" loext:opacity="0%"/>
    </style:style>
    <style:style style:name="P9" style:family="paragraph" style:parent-style-name="Preformatted_20_Text">
      <style:text-properties style:use-window-font-color="true" loext:opacity="0%" officeooo:paragraph-rsid="001975c7"/>
    </style:style>
    <style:style style:name="P10" style:family="paragraph" style:parent-style-name="Preformatted_20_Text">
      <style:text-properties style:use-window-font-color="true" loext:opacity="0%" officeooo:paragraph-rsid="001f656b"/>
    </style:style>
    <style:style style:name="P11" style:family="paragraph" style:parent-style-name="Preformatted_20_Text">
      <style:text-properties style:use-window-font-color="true" loext:opacity="0%" officeooo:paragraph-rsid="0022adb7"/>
    </style:style>
    <style:style style:name="P12" style:family="paragraph" style:parent-style-name="Preformatted_20_Text">
      <style:text-properties style:use-window-font-color="true" loext:opacity="0%" style:font-name="Liberation Mono"/>
    </style:style>
    <style:style style:name="P13" style:family="paragraph" style:parent-style-name="Preformatted_20_Text">
      <style:text-properties style:use-window-font-color="true" loext:opacity="0%" officeooo:rsid="0022efd4" officeooo:paragraph-rsid="0022efd4"/>
    </style:style>
    <style:style style:name="P14" style:family="paragraph" style:parent-style-name="Preformatted_20_Text">
      <style:text-properties style:use-window-font-color="true" loext:opacity="0%" fo:font-style="normal" fo:font-weight="normal" style:font-style-asian="normal" style:font-weight-asian="normal" style:font-style-complex="normal" style:font-weight-complex="normal"/>
    </style:style>
    <style:style style:name="P15" style:family="paragraph" style:parent-style-name="Preformatted_20_Text">
      <style:text-properties style:use-window-font-color="true" loext:opacity="0%" officeooo:paragraph-rsid="00260255"/>
    </style:style>
    <style:style style:name="P16" style:family="paragraph" style:parent-style-name="Standard">
      <style:paragraph-properties fo:margin-left="0.183cm" fo:margin-right="0cm" fo:margin-top="0.108cm" fo:margin-bottom="0cm" style:contextual-spacing="false" fo:line-height="100%" fo:text-indent="0cm" style:auto-text-indent="false"/>
      <style:text-properties style:use-window-font-color="true" loext:opacity="0%"/>
    </style:style>
    <style:style style:name="P17" style:family="paragraph" style:parent-style-name="Standard">
      <style:paragraph-properties fo:margin-left="0.183cm" fo:margin-right="0cm" fo:margin-top="0.347cm" fo:margin-bottom="0cm" style:contextual-spacing="false" fo:line-height="100%" fo:text-indent="0cm" style:auto-text-indent="false"/>
      <style:text-properties style:use-window-font-color="true" loext:opacity="0%"/>
    </style:style>
    <style:style style:name="P18" style:family="paragraph" style:parent-style-name="Standard">
      <style:paragraph-properties fo:margin-left="0.183cm" fo:margin-right="0cm" fo:line-height="100%" fo:text-indent="0cm" style:auto-text-indent="false"/>
      <style:text-properties style:use-window-font-color="true" loext:opacity="0%"/>
    </style:style>
    <style:style style:name="P19" style:family="paragraph" style:parent-style-name="Standard">
      <style:paragraph-properties fo:margin-left="0.183cm" fo:margin-right="0cm" fo:margin-top="0.06cm" fo:margin-bottom="0cm" style:contextual-spacing="false" fo:line-height="100%" fo:text-indent="0cm" style:auto-text-indent="false"/>
      <style:text-properties style:use-window-font-color="true" loext:opacity="0%"/>
    </style:style>
    <style:style style:name="P20" style:family="paragraph" style:parent-style-name="Standard">
      <style:paragraph-properties fo:margin-left="0.183cm" fo:margin-right="1.734cm" fo:margin-top="0.429cm" fo:margin-bottom="0cm" style:contextual-spacing="false" fo:line-height="115%" fo:text-indent="0cm" style:auto-text-indent="false"/>
      <style:text-properties style:use-window-font-color="true" loext:opacity="0%"/>
    </style:style>
    <style:style style:name="P21" style:family="paragraph" style:parent-style-name="Standard">
      <style:paragraph-properties fo:margin-top="0.004cm" fo:margin-bottom="0cm" style:contextual-spacing="false" fo:line-height="100%"/>
      <style:text-properties style:use-window-font-color="true" loext:opacity="0%" style:font-name="Trebuchet MS" fo:font-size="10pt" fo:font-style="normal" fo:font-weight="bold" style:font-size-asian="10pt" style:font-style-asian="normal" style:font-weight-asian="bold"/>
    </style:style>
    <style:style style:name="P22" style:family="paragraph" style:parent-style-name="Standard">
      <style:paragraph-properties fo:margin-top="0.002cm" fo:margin-bottom="0cm" style:contextual-spacing="false" fo:line-height="100%"/>
      <style:text-properties style:use-window-font-color="true" loext:opacity="0%" style:font-name="Trebuchet MS" fo:font-size="10pt" fo:font-style="normal" fo:font-weight="normal" style:font-size-asian="10pt" style:font-style-asian="normal" style:font-weight-asian="normal"/>
    </style:style>
    <style:style style:name="P23" style:family="paragraph" style:parent-style-name="Standard">
      <style:paragraph-properties fo:line-height="100%"/>
      <style:text-properties style:use-window-font-color="true" loext:opacity="0%" style:font-name="Trebuchet MS" fo:font-size="11pt" fo:font-style="normal" fo:font-weight="normal" style:font-size-asian="11pt" style:font-style-asian="normal" style:font-weight-asian="normal"/>
    </style:style>
    <style:style style:name="P24" style:family="paragraph" style:parent-style-name="Standard" style:list-style-name="WWNum1">
      <style:paragraph-properties fo:margin-left="1.453cm" fo:margin-right="0.191cm" fo:line-height="150%" fo:text-indent="-0.949cm" style:auto-text-indent="false">
        <style:tab-stops>
          <style:tab-stop style:position="1.453cm"/>
        </style:tab-stops>
      </style:paragraph-properties>
      <style:text-properties style:use-window-font-color="true" loext:opacity="0%" officeooo:paragraph-rsid="001653a3"/>
    </style:style>
    <style:style style:name="P25" style:family="paragraph" style:parent-style-name="Standard" style:list-style-name="WWNum1">
      <style:paragraph-properties fo:margin-left="1.453cm" fo:margin-right="0.6cm" fo:margin-top="0.205cm" fo:margin-bottom="0cm" style:contextual-spacing="false" fo:line-height="150%" fo:text-indent="-0.949cm" style:auto-text-indent="false">
        <style:tab-stops>
          <style:tab-stop style:position="1.453cm"/>
        </style:tab-stops>
      </style:paragraph-properties>
      <style:text-properties style:use-window-font-color="true" loext:opacity="0%"/>
    </style:style>
    <style:style style:name="P26" style:family="paragraph" style:parent-style-name="Standard" style:list-style-name="WWNum1">
      <style:paragraph-properties fo:margin-left="1.453cm" fo:margin-right="1.254cm" fo:margin-top="0.205cm" fo:margin-bottom="0cm" style:contextual-spacing="false" fo:line-height="150%" fo:text-indent="-0.949cm" style:auto-text-indent="false">
        <style:tab-stops>
          <style:tab-stop style:position="1.453cm"/>
        </style:tab-stops>
      </style:paragraph-properties>
      <style:text-properties style:use-window-font-color="true" loext:opacity="0%"/>
    </style:style>
    <style:style style:name="P27" style:family="paragraph" style:parent-style-name="Standard" style:list-style-name="WWNum1">
      <style:paragraph-properties fo:margin-left="1.453cm" fo:margin-right="0.231cm" fo:line-height="150%" fo:text-indent="-0.949cm" style:auto-text-indent="false">
        <style:tab-stops>
          <style:tab-stop style:position="1.453cm"/>
        </style:tab-stops>
      </style:paragraph-properties>
      <style:text-properties style:use-window-font-color="true" loext:opacity="0%"/>
    </style:style>
    <style:style style:name="P28" style:family="paragraph" style:parent-style-name="Standard" style:list-style-name="WWNum1">
      <style:paragraph-properties fo:margin-left="1.453cm" fo:margin-right="0.984cm" fo:line-height="150%" fo:text-indent="-0.949cm" style:auto-text-indent="false">
        <style:tab-stops>
          <style:tab-stop style:position="1.453cm"/>
        </style:tab-stops>
      </style:paragraph-properties>
      <style:text-properties style:use-window-font-color="true" loext:opacity="0%"/>
    </style:style>
    <style:style style:name="P29" style:family="paragraph" style:parent-style-name="Standard" style:list-style-name="WWNum1">
      <style:paragraph-properties fo:margin-left="1.453cm" fo:margin-right="1.194cm" fo:line-height="150%" fo:text-indent="-0.949cm" style:auto-text-indent="false">
        <style:tab-stops>
          <style:tab-stop style:position="1.453cm"/>
        </style:tab-stops>
      </style:paragraph-properties>
      <style:text-properties style:use-window-font-color="true" loext:opacity="0%"/>
    </style:style>
    <style:style style:name="P30" style:family="paragraph" style:parent-style-name="Standard" style:list-style-name="WWNum1">
      <style:paragraph-properties fo:margin-left="1.453cm" fo:margin-right="0.194cm" fo:line-height="150%" fo:text-indent="-1.136cm" style:auto-text-indent="false">
        <style:tab-stops>
          <style:tab-stop style:position="1.453cm"/>
        </style:tab-stops>
      </style:paragraph-properties>
      <style:text-properties style:use-window-font-color="true" loext:opacity="0%"/>
    </style:style>
    <style:style style:name="P31" style:family="paragraph" style:parent-style-name="Standard" style:list-style-name="WWNum1">
      <style:paragraph-properties fo:margin-left="1.453cm" fo:margin-right="0.644cm" fo:margin-top="0.198cm" fo:margin-bottom="0cm" style:contextual-spacing="false" fo:line-height="150%" fo:text-indent="-1.136cm" style:auto-text-indent="false">
        <style:tab-stops>
          <style:tab-stop style:position="1.453cm"/>
        </style:tab-stops>
      </style:paragraph-properties>
      <style:text-properties style:use-window-font-color="true" loext:opacity="0%"/>
    </style:style>
    <style:style style:name="P32" style:family="paragraph" style:parent-style-name="Standard">
      <style:paragraph-properties fo:margin-left="1.453cm" fo:margin-right="1.254cm" fo:margin-top="0.205cm" fo:margin-bottom="0cm" style:contextual-spacing="false" fo:line-height="150%" fo:text-indent="-0.949cm" style:auto-text-indent="false">
        <style:tab-stops>
          <style:tab-stop style:position="1.453cm"/>
        </style:tab-stops>
      </style:paragraph-properties>
      <style:text-properties style:use-window-font-color="true" loext:opacity="0%"/>
    </style:style>
    <style:style style:name="P33" style:family="paragraph" style:parent-style-name="Standard">
      <style:paragraph-properties fo:margin-left="1.453cm" fo:margin-right="0.231cm" fo:line-height="150%" fo:text-indent="-0.949cm" style:auto-text-indent="false">
        <style:tab-stops>
          <style:tab-stop style:position="1.453cm"/>
        </style:tab-stops>
      </style:paragraph-properties>
      <style:text-properties style:use-window-font-color="true" loext:opacity="0%"/>
    </style:style>
    <style:style style:name="P34" style:family="paragraph" style:parent-style-name="Standard">
      <style:paragraph-properties fo:margin-left="1.453cm" fo:margin-right="0.984cm" fo:line-height="150%" fo:text-indent="-0.949cm" style:auto-text-indent="false">
        <style:tab-stops>
          <style:tab-stop style:position="1.453cm"/>
        </style:tab-stops>
      </style:paragraph-properties>
      <style:text-properties style:use-window-font-color="true" loext:opacity="0%"/>
    </style:style>
    <style:style style:name="P35" style:family="paragraph" style:parent-style-name="Standard">
      <style:paragraph-properties fo:margin-left="1.453cm" fo:margin-right="1.194cm" fo:line-height="150%" fo:text-indent="-0.949cm" style:auto-text-indent="false">
        <style:tab-stops>
          <style:tab-stop style:position="1.453cm"/>
        </style:tab-stops>
      </style:paragraph-properties>
      <style:text-properties style:use-window-font-color="true" loext:opacity="0%"/>
    </style:style>
    <style:style style:name="P36" style:family="paragraph" style:parent-style-name="Standard">
      <style:paragraph-properties fo:margin-left="0cm" fo:margin-right="1.194cm" fo:line-height="150%" fo:text-indent="0cm" style:auto-text-indent="false" fo:break-before="page">
        <style:tab-stops>
          <style:tab-stop style:position="1.453cm"/>
        </style:tab-stops>
      </style:paragraph-properties>
      <style:text-properties style:use-window-font-color="true" loext:opacity="0%"/>
    </style:style>
    <style:style style:name="P37" style:family="paragraph" style:parent-style-name="Standard">
      <style:paragraph-properties fo:margin-left="0cm" fo:margin-right="0.194cm" fo:line-height="150%" fo:text-indent="0cm" style:auto-text-indent="false">
        <style:tab-stops>
          <style:tab-stop style:position="1.453cm"/>
        </style:tab-stops>
      </style:paragraph-properties>
      <style:text-properties style:use-window-font-color="true" loext:opacity="0%"/>
    </style:style>
    <style:style style:name="P38" style:family="paragraph" style:parent-style-name="Standard" style:list-style-name="WWNum1">
      <style:paragraph-properties fo:margin-left="1.453cm" fo:margin-right="0.436cm" fo:line-height="150%" fo:text-align="justify" style:justify-single-word="false" fo:text-indent="-0.949cm" style:auto-text-indent="false">
        <style:tab-stops>
          <style:tab-stop style:position="1.453cm"/>
        </style:tab-stops>
      </style:paragraph-properties>
      <style:text-properties style:use-window-font-color="true" loext:opacity="0%"/>
    </style:style>
    <style:style style:name="P39" style:family="paragraph" style:parent-style-name="Standard">
      <style:paragraph-properties fo:margin-left="1.453cm" fo:margin-right="0.436cm" fo:line-height="150%" fo:text-align="justify" style:justify-single-word="false" fo:text-indent="-0.949cm" style:auto-text-indent="false">
        <style:tab-stops>
          <style:tab-stop style:position="1.453cm"/>
        </style:tab-stops>
      </style:paragraph-properties>
      <style:text-properties style:use-window-font-color="true" loext:opacity="0%"/>
    </style:style>
    <style:style style:name="P40" style:family="paragraph" style:parent-style-name="Standard" style:list-style-name="WWNum1" style:master-page-name="">
      <loext:graphic-properties draw:fill="none"/>
      <style:paragraph-properties fo:margin-left="1.401cm" fo:margin-right="0cm" fo:line-height="0.409cm" fo:text-indent="-0.9cm" style:auto-text-indent="false" style:page-number="auto" fo:background-color="transparent">
        <style:tab-stops>
          <style:tab-stop style:position="1.453cm"/>
        </style:tab-stops>
      </style:paragraph-properties>
      <style:text-properties style:use-window-font-color="true" loext:opacity="0%"/>
    </style:style>
    <style:style style:name="P41" style:family="paragraph" style:parent-style-name="Standard" style:list-style-name="WWNum1" style:master-page-name="">
      <loext:graphic-properties draw:fill="none"/>
      <style:paragraph-properties fo:margin-left="0cm" fo:margin-right="0cm" fo:line-height="0.409cm" fo:text-indent="0.499cm" style:auto-text-indent="false" style:page-number="auto" fo:background-color="transparent">
        <style:tab-stops>
          <style:tab-stop style:position="1.453cm"/>
        </style:tab-stops>
      </style:paragraph-properties>
      <style:text-properties style:use-window-font-color="true" loext:opacity="0%"/>
    </style:style>
    <style:style style:name="P42" style:family="paragraph" style:parent-style-name="Standard" style:list-style-name="WWNum1">
      <loext:graphic-properties draw:fill="none"/>
      <style:paragraph-properties fo:margin-left="0cm" fo:margin-right="0cm" fo:line-height="0.409cm" fo:text-indent="0.499cm" style:auto-text-indent="false" fo:background-color="transparent">
        <style:tab-stops>
          <style:tab-stop style:position="1.453cm"/>
        </style:tab-stops>
      </style:paragraph-properties>
      <style:text-properties style:use-window-font-color="true" loext:opacity="0%"/>
    </style:style>
    <style:style style:name="P43" style:family="paragraph" style:parent-style-name="Standard" style:list-style-name="WWNum1" style:master-page-name="">
      <loext:graphic-properties draw:fill="none"/>
      <style:paragraph-properties fo:margin-left="1.499cm" fo:margin-right="0cm" fo:line-height="0.409cm" fo:text-indent="-1.199cm" style:auto-text-indent="false" style:page-number="auto" fo:background-color="transparent">
        <style:tab-stops>
          <style:tab-stop style:position="1.453cm"/>
        </style:tab-stops>
      </style:paragraph-properties>
      <style:text-properties style:use-window-font-color="true" loext:opacity="0%"/>
    </style:style>
    <style:style style:name="P44" style:family="paragraph" style:parent-style-name="Standard">
      <loext:graphic-properties draw:fill="none"/>
      <style:paragraph-properties fo:margin-left="0cm" fo:margin-right="0cm" fo:line-height="0.409cm" fo:text-indent="0cm" style:auto-text-indent="false" fo:background-color="transparent">
        <style:tab-stops>
          <style:tab-stop style:position="1.453cm"/>
        </style:tab-stops>
      </style:paragraph-properties>
      <style:text-properties style:use-window-font-color="true" loext:opacity="0%"/>
    </style:style>
    <style:style style:name="P45" style:family="paragraph" style:parent-style-name="Standard">
      <loext:graphic-properties draw:fill="none"/>
      <style:paragraph-properties fo:margin-left="0cm" fo:margin-right="0cm" fo:line-height="0.409cm" fo:text-indent="0.499cm" style:auto-text-indent="false" fo:background-color="transparent">
        <style:tab-stops>
          <style:tab-stop style:position="1.453cm"/>
        </style:tab-stops>
      </style:paragraph-properties>
      <style:text-properties style:use-window-font-color="true" loext:opacity="0%"/>
    </style:style>
    <style:style style:name="P46" style:family="paragraph" style:parent-style-name="Standard">
      <loext:graphic-properties draw:fill="none"/>
      <style:paragraph-properties fo:margin-left="1.499cm" fo:margin-right="0cm" fo:line-height="0.409cm" fo:text-indent="-1.199cm" style:auto-text-indent="false" fo:background-color="transparent">
        <style:tab-stops>
          <style:tab-stop style:position="1.453cm"/>
        </style:tab-stops>
      </style:paragraph-properties>
      <style:text-properties style:use-window-font-color="true" loext:opacity="0%"/>
    </style:style>
    <style:style style:name="P47" style:family="paragraph" style:parent-style-name="Standard">
      <style:text-properties style:use-window-font-color="true" loext:opacity="0%" style:font-name="Trebuchet MS1" fo:font-size="10pt" style:font-size-asian="10pt" style:font-size-complex="10pt"/>
    </style:style>
    <style:style style:name="T1" style:family="text">
      <style:text-properties style:font-name="Trebuchet MS" fo:font-size="12pt" fo:font-weight="bold" style:font-size-asian="12pt" style:font-weight-asian="bold"/>
    </style:style>
    <style:style style:name="T2" style:family="text">
      <style:text-properties style:font-name="Trebuchet MS" fo:font-size="10pt" fo:font-weight="normal" style:font-size-asian="10pt" style:font-weight-asian="normal"/>
    </style:style>
    <style:style style:name="T3" style:family="text">
      <style:text-properties style:font-name="Trebuchet MS" fo:font-size="10pt" fo:font-weight="normal" officeooo:rsid="001c4457" style:font-size-asian="10pt" style:font-weight-asian="normal"/>
    </style:style>
    <style:style style:name="T4" style:family="text">
      <style:text-properties style:font-name="Trebuchet MS" fo:font-size="10pt" fo:font-weight="bold" style:font-size-asian="10pt" style:font-weight-asian="bold"/>
    </style:style>
    <style:style style:name="T5" style:family="text">
      <style:text-properties style:font-name="Trebuchet MS" fo:font-size="10pt" fo:letter-spacing="-0.018cm" fo:font-weight="normal" style:font-size-asian="10pt" style:font-weight-asian="normal"/>
    </style:style>
    <style:style style:name="T6" style:family="text">
      <style:text-properties style:font-name="Trebuchet MS" fo:font-size="10pt" fo:letter-spacing="normal" fo:font-style="normal" fo:font-weight="normal" style:font-size-asian="10pt" style:font-style-asian="normal" style:font-weight-asian="normal"/>
    </style:style>
    <style:style style:name="T7" style:family="text">
      <style:text-properties style:font-name="Trebuchet MS" fo:font-size="10pt" fo:letter-spacing="normal" fo:font-style="normal" fo:font-weight="normal" officeooo:rsid="0022dca0" style:font-size-asian="10pt" style:font-style-asian="normal" style:font-weight-asian="normal"/>
    </style:style>
    <style:style style:name="T8" style:family="text">
      <style:text-properties style:font-name="Trebuchet MS" fo:font-size="10pt" fo:letter-spacing="normal" fo:font-style="normal" fo:font-weight="normal" style:font-size-asian="10pt" style:font-style-asian="normal" style:font-weight-asian="normal" style:font-style-complex="normal"/>
    </style:style>
    <style:style style:name="T9" style:family="text">
      <style:text-properties style:font-name="Trebuchet MS" fo:font-size="10pt" fo:letter-spacing="normal" fo:font-style="normal" fo:font-weight="normal" officeooo:rsid="0022dca0" style:font-size-asian="10pt" style:font-style-asian="normal" style:font-weight-asian="normal" style:font-style-complex="normal"/>
    </style:style>
    <style:style style:name="T10" style:family="text">
      <style:text-properties style:font-name="Trebuchet MS" fo:font-size="10pt" fo:letter-spacing="normal" fo:font-style="normal" fo:font-weight="normal" officeooo:rsid="0022efd4" style:font-size-asian="10pt" style:font-style-asian="normal" style:font-weight-asian="normal" style:font-style-complex="normal"/>
    </style:style>
    <style:style style:name="T11" style:family="text">
      <style:text-properties style:font-name="Trebuchet MS" fo:font-size="10pt" fo:letter-spacing="normal" fo:font-style="italic" fo:font-weight="normal" style:font-size-asian="10pt" style:font-style-asian="italic" style:font-weight-asian="normal" style:font-style-complex="italic"/>
    </style:style>
    <style:style style:name="T12" style:family="text">
      <style:text-properties style:font-name="Trebuchet MS" fo:font-size="10pt" fo:letter-spacing="normal" fo:font-style="italic" fo:font-weight="normal" officeooo:rsid="0022dca0" style:font-size-asian="10pt" style:font-style-asian="italic" style:font-weight-asian="normal" style:font-style-complex="italic"/>
    </style:style>
    <style:style style:name="T13" style:family="text">
      <style:text-properties style:font-name="Trebuchet MS" fo:font-size="10pt" fo:letter-spacing="normal" fo:font-style="italic" fo:font-weight="normal" officeooo:rsid="0022efd4" style:font-size-asian="10pt" style:font-style-asian="italic" style:font-weight-asian="normal" style:font-style-complex="italic"/>
    </style:style>
    <style:style style:name="T14" style:family="text">
      <style:text-properties style:font-name="Trebuchet MS" fo:font-size="10pt" fo:letter-spacing="normal" fo:font-style="italic" officeooo:rsid="0022efd4" style:font-size-asian="10pt" style:font-style-asian="italic" style:font-style-complex="italic"/>
    </style:style>
    <style:style style:name="T15" style:family="text">
      <style:text-properties style:font-name="Trebuchet MS" fo:font-size="10pt" fo:letter-spacing="normal" officeooo:rsid="0022efd4" style:font-size-asian="10pt"/>
    </style:style>
    <style:style style:name="T16" style:family="text">
      <style:text-properties style:font-name="Trebuchet MS" fo:font-size="10pt" fo:letter-spacing="normal" fo:font-weight="normal" officeooo:rsid="0022efd4" style:font-size-asian="10pt" style:font-weight-asian="normal"/>
    </style:style>
    <style:style style:name="T17" style:family="text">
      <style:text-properties style:font-name="Trebuchet MS" fo:font-size="10pt" fo:letter-spacing="-0.004cm" fo:font-weight="normal" style:font-size-asian="10pt" style:font-weight-asian="normal"/>
    </style:style>
    <style:style style:name="T18" style:family="text">
      <style:text-properties style:font-name="Trebuchet MS" fo:font-size="10pt" fo:letter-spacing="-0.004cm" fo:font-style="normal" fo:font-weight="normal" style:font-size-asian="10pt" style:font-style-asian="normal" style:font-weight-asian="normal"/>
    </style:style>
    <style:style style:name="T19" style:family="text">
      <style:text-properties style:font-name="Trebuchet MS" fo:font-size="10pt" fo:font-style="normal" fo:font-weight="bold" style:font-size-asian="10pt" style:font-style-asian="normal" style:font-weight-asian="bold"/>
    </style:style>
    <style:style style:name="T20" style:family="text">
      <style:text-properties style:font-name="Trebuchet MS" fo:font-size="10pt" fo:font-style="normal" fo:font-weight="normal" style:font-size-asian="10pt" style:font-style-asian="normal" style:font-weight-asian="normal"/>
    </style:style>
    <style:style style:name="T21" style:family="text">
      <style:text-properties style:font-name="Trebuchet MS" fo:font-size="10pt" fo:letter-spacing="-0.007cm" fo:font-style="normal" fo:font-weight="normal" style:font-size-asian="10pt" style:font-style-asian="normal" style:font-weight-asian="normal"/>
    </style:style>
    <style:style style:name="T22" style:family="text">
      <style:text-properties style:font-name="Trebuchet MS" fo:font-size="10pt" fo:letter-spacing="0.009cm" fo:font-weight="normal" style:font-size-asian="10pt" style:font-weight-asian="normal"/>
    </style:style>
    <style:style style:name="T23" style:family="text">
      <style:text-properties style:font-name="Trebuchet MS" fo:font-size="10pt" fo:letter-spacing="-0.019cm" fo:font-weight="normal" style:font-size-asian="10pt" style:font-weight-asian="normal"/>
    </style:style>
    <style:style style:name="T24" style:family="text">
      <style:text-properties style:font-name="Trebuchet MS" fo:font-size="10pt" fo:letter-spacing="-0.014cm" fo:font-weight="normal" style:font-size-asian="10pt" style:font-weight-asian="normal"/>
    </style:style>
    <style:style style:name="T25" style:family="text">
      <style:text-properties style:font-name="Trebuchet MS" fo:font-size="10pt" fo:letter-spacing="0.005cm" fo:font-style="normal" fo:font-weight="normal" style:font-size-asian="10pt" style:font-style-asian="normal" style:font-weight-asian="normal"/>
    </style:style>
    <style:style style:name="T26" style:family="text">
      <style:text-properties style:font-name="Trebuchet MS" fo:font-size="10pt" fo:letter-spacing="-0.011cm" fo:font-weight="normal" style:font-size-asian="10pt" style:font-weight-asian="normal"/>
    </style:style>
    <style:style style:name="T27" style:family="text">
      <style:text-properties fo:color="#c9211e" loext:opacity="100%"/>
    </style:style>
    <style:style style:name="T28" style:family="text">
      <style:text-properties fo:color="#c9211e" loext:opacity="100%" style:font-name="Trebuchet MS" fo:font-size="10pt" fo:letter-spacing="normal" fo:font-style="normal" fo:font-weight="normal" style:font-size-asian="10pt" style:font-style-asian="normal" style:font-weight-asian="normal"/>
    </style:style>
    <style:style style:name="T29" style:family="text">
      <style:text-properties officeooo:rsid="0022efd4"/>
    </style:style>
    <style:style style:name="T30" style:family="text">
      <style:text-properties fo:font-size="10pt" fo:letter-spacing="normal" fo:font-style="italic" fo:font-weight="normal" officeooo:rsid="0022efd4" style:font-size-asian="10pt" style:font-style-asian="italic" style:font-weight-asian="normal" style:font-style-complex="italic"/>
    </style:style>
    <style:style style:name="T31" style:family="text">
      <style:text-properties fo:font-size="10pt" fo:letter-spacing="normal" fo:font-style="italic" fo:font-weight="normal" officeooo:rsid="0022dca0" style:font-size-asian="10pt" style:font-style-asian="italic" style:font-weight-asian="normal" style:font-style-complex="italic"/>
    </style:style>
    <style:style style:name="T32" style:family="text">
      <style:text-properties fo:font-size="10pt" fo:letter-spacing="normal" fo:font-style="normal" fo:font-weight="normal" style:font-size-asian="10pt" style:font-style-asian="normal" style:font-weight-asian="normal"/>
    </style:style>
    <style:style style:name="T33" style:family="text">
      <style:text-properties fo:font-size="10pt" fo:letter-spacing="normal" fo:font-style="normal" fo:font-weight="normal" officeooo:rsid="0022efd4" style:font-size-asian="10pt" style:font-style-asian="normal" style:font-weight-asian="normal" style:font-style-complex="normal"/>
    </style:style>
    <style:style style:name="T34" style:family="text">
      <style:text-properties fo:font-size="10pt" fo:letter-spacing="normal" fo:font-style="normal" fo:font-weight="normal" officeooo:rsid="0022dca0" style:font-size-asian="10pt" style:font-style-asian="normal" style:font-weight-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Ejercicio con vectores</text:span></text:p>
      <text:p text:style-name="P20"><text:span text:style-name="T2">En un proceso de oposición, compuesto de dos pruebas, el alumnado ha obtenido las siguientes calificaciones:</text:span></text:p>
      <text:p text:style-name="P17"><text:span text:style-name="T4">Prueba 1</text:span></text:p>
      <text:p text:style-name="P21"/>
      <text:p text:style-name="P18"><text:span text:style-name="T2">2.6,2.7,1.5,2.1,1.7,1.7,2.3,2.1,2.2,1.9,2.7,1.6,1.4,2.1,1.4,1,2.6,2.5,1,2.6,0.6,1.8,1.5,2.8,2.3</text:span></text:p>
      <text:p text:style-name="P19"><text:span text:style-name="T2">,2.9,1,2.1,1.1,0.3,0.7,2.6,1,1.8,1.9,2,1.4,2.1,2,2.4,1.5,2.7,1.7,2,2.8,3,1.5,2.6,1.7</text:span></text:p>
      <text:p text:style-name="P22"/>
      <text:p text:style-name="P18"><text:span text:style-name="T4">Prueba 2</text:span></text:p>
      <text:p text:style-name="P21"/>
      <text:p text:style-name="P18"><text:span text:style-name="T2">4.3,3.7,2.4,3.8,1.7,2.2,3.4,3.4,3.1,1.9,4.1,3.8,1.5,1.4,0.3,2.1,6,3,1.4,2.3,1.2,1.6,3.4,2.1,1.2</text:span></text:p>
      <text:p text:style-name="P19"><text:span text:style-name="T2">,4.3,0.8,3.3,4.2,0.4,1,1.7,1.1,3,1.5,3.8,1.6,2.8,2,3.5,1.1,3.6,3.6,3.2,6.1,5.2,7.3,6.1,8</text:span></text:p>
      <text:p text:style-name="P23"/>
      <text:list xml:id="list2405222475" text:style-name="WWNum1">
        <text:list-item>
          <text:p text:style-name="P24"><text:span text:style-name="T2">Crear dos vectores donde se almacenen las calificaciones de las dos pruebas (los datos se pueden pegar y copiar directamente en</text:span><text:span text:style-name="T5"> </text:span><text:span text:style-name="T6">R).</text:span></text:p>
        </text:list-item>
      </text:list>
      <text:p text:style-name="P1"/>
      <text:p text:style-name="P2">c(2.6,2.7,1.5,2.1,1.7,1.7,2.3,2.1,2.2,1.9,2.7,1.6,1.4,2.1,1.4,1,2.6,2.5,1,2.6,0.6,1.8,1.5,2.8,2.3,2.9,1,2.1,1.1,0.3,0.7,2.6,1,1.8,1.9,2,1.4,2.1,2,2.4,1.5,2.7,1.7,2,2.8,3,1.5,2.6,1.7) -&gt; prueba1</text:p>
      <text:p text:style-name="P4"/>
      <text:p text:style-name="P5">c(4.3,3.7,2.4,3.8,1.7,2.2,3.4,3.4,3.1,1.9,4.1,3.8,1.5,1.4,0.3,2.1,6,3,1.4,2.3,1.2,1.6,3.4,2.1,1.2,4.3,0.8,3.3,4.2,0.4,1,1.7,1.1,3,1.5,3.8,1.6,2.8,2,3.5,1.1,3.6,3.6,3.2,6.1,5.2,7.3,6.1,8) -&gt; prueba2</text:p>
      <text:list xml:id="list122302585892004" text:continue-numbering="true" text:style-name="WWNum1">
        <text:list-header>
          <text:p text:style-name="P24"><text:span text:style-name="T6"/></text:p>
        </text:list-header>
        <text:list-item>
          <text:p text:style-name="P40"><text:span text:style-name="T2">¿Cuántas personas se han examinado en cada</text:span><text:span text:style-name="T17"> </text:span><text:span text:style-name="T6">prueba?</text:span></text:p>
        </text:list-item>
      </text:list>
      <text:p text:style-name="P44"><text:span text:style-name="T6"/></text:p>
      <text:p text:style-name="P6"><text:tab/>&gt; length(prueba1)</text:p>
      <text:p text:style-name="P7"><text:span text:style-name="T6"><text:tab/>[1] 49</text:span></text:p>
      <text:p text:style-name="P3"><text:tab/></text:p>
      <text:p text:style-name="P3"><text:tab/>&gt; length(prueba2)</text:p>
      <text:p text:style-name="P3"><text:span text:style-name="T6"><text:tab/>[1] 49</text:span></text:p>
      <text:list xml:id="list122302792930103" text:continue-numbering="true" text:style-name="WWNum1">
        <text:list-header>
          <text:p text:style-name="P8"/>
        </text:list-header>
        <text:list-item>
          <text:p text:style-name="P25"><text:span text:style-name="T2">Crear un nuevo vector (llamado </text:span><text:span text:style-name="T19">notas) </text:span><text:span text:style-name="T20">que contenga la nota final como suma de las dos</text:span><text:span text:style-name="T21"> </text:span><text:span text:style-name="T6">pruebas.</text:span></text:p>
        </text:list-item>
      </text:list>
      <text:p text:style-name="P7"><text:span text:style-name="T6"/></text:p>
      <text:p text:style-name="P9"><text:tab/>&gt; prueba1 + prueba2 -&gt; notas</text:p>
      <text:p text:style-name="P9"><text:tab/>&gt; notas</text:p>
      <text:p text:style-name="P9"><text:s/><text:tab/>[1] 6.9 6.4 3.9 5.9 3.4 3.9 5.7 5.5 5.3 3.8 6.8 5.4 2.9 3.5 1.7 3.1 <text:tab/>8.6 5.5 2.4 4.9 1.8 3.4 4.9 4.9 3.5 7.2 1.8 5.4 5.3</text:p>
      <text:p text:style-name="P9"><text:tab/>[30] 0.7 1.7 4.3 2.1 4.8 3.4 5.8 3.0 4.9 4.0 5.9 2.6 6.3 5.3 5.2 8.9 <text:tab/>8.2 8.8 8.7 9.7</text:p>
      <text:p text:style-name="P7"/>
      <text:p text:style-name="P7"><text:span text:style-name="T6"/></text:p>
      <text:list xml:id="list122301270376776" text:continue-numbering="true" text:style-name="WWNum1">
        <text:list-item>
          <text:p text:style-name="P41"><text:span text:style-name="T2">¿Cuál es la nota media de la</text:span><text:span text:style-name="T17"> </text:span><text:span text:style-name="T6">oposición?</text:span></text:p>
        </text:list-item>
      </text:list>
      <text:p text:style-name="P45"><text:span text:style-name="T6"><text:tab/></text:span></text:p>
      <text:p text:style-name="P7"><text:tab/>&gt; mean(notas)</text:p>
      <text:p text:style-name="P7"><text:tab/>[1] 4.857143<text:tab/></text:p>
      <text:list xml:id="list122301409923461" text:continue-numbering="true" text:style-name="WWNum1">
        <text:list-header>
          <text:p text:style-name="P42"><text:span text:style-name="T6"/></text:p>
        </text:list-header>
        <text:list-item>
          <text:p text:style-name="P26"><text:span text:style-name="T2">¿Cuál es la nota máxima obtenida en la oposición? ¿En qu</text:span><text:span text:style-name="T3">é</text:span><text:span text:style-name="T2"> posición del vector se encuentra esa nota máxima?</text:span></text:p>
        </text:list-item>
      </text:list>
      <text:p text:style-name="P7"/>
      <text:p text:style-name="P7"><text:tab/>&gt; max(notas)</text:p>
      <text:p text:style-name="P7"><text:tab/>[1] 9.7</text:p>
      <text:p text:style-name="P7"><text:tab/>&gt; which.max(notas)</text:p>
      <text:p text:style-name="P7"><text:tab/>[1] 49</text:p>
      <text:p text:style-name="P32"><text:soft-page-break/></text:p>
      <text:list xml:id="list122301074094404" text:continue-numbering="true" text:style-name="WWNum1">
        <text:list-item>
          <text:p text:style-name="P27"><text:span text:style-name="T2">A última hora se ha decidido dar por válida la participación de una persona que había sido excluida de la oposición y cuya nota final era de 7,3. Incluir esa nota en el vector ya creado con las notas</text:span><text:span text:style-name="T22"> </text:span><text:span text:style-name="T6">finales.</text:span></text:p>
        </text:list-item>
      </text:list>
      <text:p text:style-name="P33"><text:span text:style-name="T6"/></text:p>
      <text:p text:style-name="P10"><text:tab/>&gt; append(notas, 7.3) -&gt; notas2</text:p>
      <text:p text:style-name="P7"><text:tab/>&gt; notas2</text:p>
      <text:p text:style-name="P7"><text:tab/>[1] 6.9 6.4 3.9 5.9 3.4 3.9 5.7 5.5 5.3 3.8 6.8 5.4 2.9 3.5 1.7 3.1 <text:tab/>8.6 5.5 2.4 4.9 1.8 3.4 4.9 4.9 3.5 7.2 1.8 5.4 5.3</text:p>
      <text:p text:style-name="P7"><text:tab/>[30] 0.7 1.7 4.3 2.1 4.8 3.4 5.8 3.0 4.9 4.0 5.9 2.6 6.3 5.3 5.2 8.9 <text:tab/>8.2 8.8 8.7 9.7 7.3</text:p>
      <text:list xml:id="list122302174084779" text:continue-numbering="true" text:style-name="WWNum1">
        <text:list-header>
          <text:p text:style-name="P27"><text:span text:style-name="T6"/></text:p>
        </text:list-header>
        <text:list-item>
          <text:p text:style-name="P38"><text:span text:style-name="T2">El tribunal de la oposición ha detectado un error en las preguntas y, para compensar el problema, decide subir 0,5 puntos la nota final de todas las personas presentadas. Crear de nuevo el vector de notas finales recogiendo ese</text:span><text:span text:style-name="T23"> </text:span><text:span text:style-name="T6">cambio.</text:span></text:p>
        </text:list-item>
      </text:list>
      <text:p text:style-name="P39"><text:span text:style-name="T6"/></text:p>
      <text:p text:style-name="P7"><text:tab/>&gt; notas2 + 0.5 -&gt; notas3</text:p>
      <text:p text:style-name="P7"><text:tab/>&gt; notas3</text:p>
      <text:p text:style-name="P7"><text:tab/>[1] <text:s/>7.4 <text:s/>6.9 <text:s/>4.4 <text:s/>6.4 <text:s/>3.9 <text:s/>4.4 <text:s/>6.2 <text:s/>6.0 <text:s/>5.8 <text:s/>4.3 <text:s/>7.3 <text:s/>5.9 <text:s/>3.4 <text:s/><text:tab/>4.0 <text:s/>2.2 <text:s/>3.6 <text:s/>9.1 <text:s/>6.0 <text:s/>2.9 <text:s/>5.4 <text:s/>2.3 <text:s/>3.9 <text:s/>5.4</text:p>
      <text:p text:style-name="P7"><text:tab/>[24] <text:s/>5.4 <text:s/>4.0 <text:s/>7.7 <text:s/>2.3 <text:s/>5.9 <text:s/>5.8 <text:s/>1.2 <text:s/>2.2 <text:s/>4.8 <text:s/>2.6 <text:s/>5.3 <text:s/>3.9 <text:s/>6.3 <text:s/><text:tab/>3.5 <text:s/>5.4 <text:s/>4.5 <text:s/>6.4 <text:s/>3.1 <text:s/>6.8 <text:s/>5.8 <text:s/>5.7 <text:s/>9.4 <text:s/>8.7</text:p>
      <text:p text:style-name="P7"><text:tab/>[47] <text:s/>9.3 <text:s/>9.2 10.2 <text:s/>7.8</text:p>
      <text:list xml:id="list122301303140740" text:continue-numbering="true" text:style-name="WWNum1">
        <text:list-header>
          <text:p text:style-name="P38"><text:span text:style-name="T6"/></text:p>
        </text:list-header>
        <text:list-item>
          <text:p text:style-name="P28"><text:span text:style-name="T2">Al haber subido las notas hay algunas que superan la puntuación de 10. Encontrar todas las puntuaciones superiores al 10 y sustituirlas por un</text:span><text:span text:style-name="T24"> </text:span><text:span text:style-name="T6">10.</text:span></text:p>
        </text:list-item>
      </text:list>
      <text:p text:style-name="P34"><text:span text:style-name="T6"/></text:p>
      <text:p text:style-name="P7"><text:tab/>&gt; replace (notas3, notas3&gt;10, 10) -&gt; notas4</text:p>
      <text:p text:style-name="P7"><text:tab/>&gt; notas4</text:p>
      <text:p text:style-name="P7"><text:tab/>[1] <text:s/>7.4 <text:s/>6.9 <text:s/>4.4 <text:s/>6.4 <text:s/>3.9 <text:s/>4.4 <text:s/>6.2 <text:s/>6.0 <text:s/>5.8 <text:s/>4.3 <text:s/>7.3 <text:s/>5.9 <text:s/>3.4 <text:s/><text:tab/>4.0 <text:s/>2.2 <text:s/>3.6 <text:s/>9.1 <text:s/>6.0 <text:s/>2.9 <text:s/>5.4 <text:s/>2.3 <text:s/>3.9 <text:s/>5.4</text:p>
      <text:p text:style-name="P7"><text:tab/>[24] <text:s/>5.4 <text:s/>4.0 <text:s/>7.7 <text:s/>2.3 <text:s/>5.9 <text:s/>5.8 <text:s/>1.2 <text:s/>2.2 <text:s/>4.8 <text:s/>2.6 <text:s/>5.3 <text:s/>3.9 <text:s/>6.3 <text:s/><text:tab/>3.5 <text:s/>5.4 <text:s/>4.5 <text:s/>6.4 <text:s/>3.1 <text:s/>6.8 <text:s/>5.8 <text:s/>5.7 <text:s/>9.4 <text:s/>8.7</text:p>
      <text:p text:style-name="P7"><text:tab/>[47] <text:s/>9.3 <text:s/>9.2 10.0 <text:s/>7.8</text:p>
      <text:list xml:id="list122300976132934" text:continue-numbering="true" text:style-name="WWNum1">
        <text:list-header>
          <text:p text:style-name="P28"><text:span text:style-name="T6"/></text:p>
        </text:list-header>
        <text:list-item>
          <text:p text:style-name="P29"><text:span text:style-name="T2">Crear un vector (llamado </text:span><text:span text:style-name="T19">notas_ord</text:span><text:span text:style-name="T20">) que contenga la nota final de la oposición, ordenado de manera</text:span><text:span text:style-name="T18"> </text:span><text:span text:style-name="T6">ascendente.</text:span></text:p>
        </text:list-item>
      </text:list>
      <text:p text:style-name="P35"><text:span text:style-name="T6"/></text:p>
      <text:p text:style-name="P11"><text:tab/>&gt; sort(notas4) -&gt; notas_ord<text:tab/></text:p>
      <text:p text:style-name="P11"><text:tab/>&gt; notas_ord</text:p>
      <text:p text:style-name="P7"><text:tab/>[1] <text:s/>1.2 <text:s/>2.2 <text:s/>2.2 <text:s/>2.3 <text:s/>2.3 <text:s/>2.6 <text:s/>2.9 <text:s/>3.1 <text:s/>3.4 <text:s/>3.5 <text:s/>3.6 <text:s/>3.9 <text:s/>3.9 <text:s/><text:tab/>3.9 <text:s/>4.0 <text:s/>4.0 <text:s/>4.3 <text:s/>4.4 <text:s/>4.4 <text:s/>4.5 <text:s/>4.8 <text:s/>5.3 <text:s/>5.4</text:p>
      <text:p text:style-name="P7"><text:tab/>[24] <text:s/>5.4 <text:s/>5.4 <text:s/>5.4 <text:s/>5.7 <text:s/>5.8 <text:s/>5.8 <text:s/>5.8 <text:s/>5.9 <text:s/>5.9 <text:s/>6.0 <text:s/>6.0 <text:s/>6.2 <text:s/>6.3 <text:s/><text:tab/>6.4 <text:s/>6.4 <text:s/>6.8 <text:s/>6.9 <text:s/>7.3 <text:s/>7.4 <text:s/>7.7 <text:s/>7.8 <text:s/>8.7 <text:s/>9.1</text:p>
      <text:p text:style-name="P7"><text:tab/>[47] <text:s/>9.2 <text:s/>9.3 <text:s/>9.4 10.0</text:p>
      <text:list xml:id="list122301713459611" text:continue-numbering="true" text:style-name="WWNum1">
        <text:list-header>
          <text:p text:style-name="P29"/>
        </text:list-header>
      </text:list>
      <text:p text:style-name="P36"/>
      <text:list xml:id="list122301437489807" text:continue-numbering="true" text:style-name="WWNum1">
        <text:list-item>
          <text:p text:style-name="P30"><text:span text:style-name="T2">Crear un vector de texto (llamado </text:span><text:span text:style-name="T19">calificación</text:span><text:span text:style-name="T20">) que nos diga para cada nota si ha aprobado o no la oposición. Convertirlo en factor con los valores aprobado y</text:span><text:span text:style-name="T25"> </text:span><text:span text:style-name="T6">suspenso.</text:span></text:p>
        </text:list-item>
      </text:list>
      <text:p text:style-name="P37"/>
      <text:p text:style-name="P12"><text:tab/>&gt; notas_ord &gt;= 5 -&gt; califica</text:p>
      <text:p text:style-name="P12"><text:tab/>&gt; califica</text:p>
      <text:p text:style-name="P12"><text:tab/>[1] FALSE FALSE FALSE FALSE FALSE FALSE FALSE FALSE FALSE FALSE FALSE <text:tab/>FALSE FALSE FALSE FALSE FALSE FALSE FALSE FALSE</text:p>
      <text:p text:style-name="P12"><text:tab/>[20] FALSE FALSE <text:s/>TRUE <text:s/>TRUE <text:s/>TRUE <text:s/>TRUE <text:s/>TRUE <text:s/>TRUE <text:s/>TRUE <text:s/>TRUE <text:s/>TRUE <text:s/><text:tab/>TRUE <text:s/>TRUE <text:s/>TRUE <text:s/>TRUE <text:s/>TRUE <text:s/>TRUE <text:s/>TRUE <text:s/>TRUE</text:p>
      <text:p text:style-name="P12"><text:tab/>[39] <text:s/>TRUE <text:s/>TRUE <text:s/>TRUE <text:s/>TRUE <text:s/>TRUE <text:s/>TRUE <text:s/>TRUE <text:s/>TRUE <text:s/>TRUE <text:s/>TRUE <text:s/>TRUE <text:tab/>TRUE</text:p>
      <text:p text:style-name="P12"><text:tab/>&gt; factor(califica) -&gt; calificacion</text:p>
      <text:p text:style-name="P12"><text:tab/>&gt; calificacion</text:p>
      <text:p text:style-name="P12"><text:tab/>[1] FALSE FALSE FALSE FALSE FALSE FALSE FALSE FALSE FALSE FALSE FALSE <text:tab/>FALSE FALSE FALSE FALSE FALSE FALSE FALSE FALSE</text:p>
      <text:p text:style-name="P12"><text:tab/>[20] FALSE FALSE TRUE <text:s/>TRUE <text:s/>TRUE <text:s/>TRUE <text:s/>TRUE <text:s/>TRUE <text:s/>TRUE <text:s/>TRUE <text:s/>TRUE <text:s/><text:tab/>TRUE <text:s/>TRUE <text:s/>TRUE <text:s/>TRUE <text:s/>TRUE <text:s/>TRUE <text:s/>TRUE <text:s/>TRUE </text:p>
      <text:p text:style-name="P12"><text:tab/>[39] TRUE <text:s/>TRUE <text:s/>TRUE <text:s/>TRUE <text:s/>TRUE <text:s/>TRUE <text:s/>TRUE <text:s/>TRUE <text:s/>TRUE <text:s/>TRUE <text:s/>TRUE <text:s/><text:tab/>TRUE </text:p>
      <text:p text:style-name="P12"><text:tab/>Levels: FALSE TRUE</text:p>
      <text:p text:style-name="P12"><text:tab/>&gt; levels(calificacion)&lt;-c('Suspenso','Aprobado')</text:p>
      <text:p text:style-name="P12"><text:tab/>&gt; calificacion</text:p>
      <text:p text:style-name="P12"><text:tab/>[1] Suspenso Suspenso Suspenso Suspenso Suspenso Suspenso Suspenso <text:tab/>Suspenso Suspenso Suspenso Suspenso Suspenso Suspenso</text:p>
      <text:p text:style-name="P12"><text:tab/>[14] Suspenso Suspenso Suspenso Suspenso Suspenso Suspenso Suspenso <text:tab/>Suspenso Aprobado Aprobado Aprobado Aprobado Aprobado</text:p>
      <text:p text:style-name="P12"><text:tab/>[27] Aprobado Aprobado Aprobado Aprobado Aprobado Aprobado Aprobado <text:tab/>Aprobado Aprobado Aprobado Aprobado Aprobado Aprobado</text:p>
      <text:p text:style-name="P12"><text:tab/>[40] Aprobado Aprobado Aprobado Aprobado Aprobado Aprobado Aprobado <text:tab/>Aprobado Aprobado Aprobado Aprobado</text:p>
      <text:p text:style-name="P12"><text:tab/>Levels: Suspenso Aprobado</text:p>
      <text:p text:style-name="P7"/>
      <text:p text:style-name="P7"/>
      <text:list xml:id="list122301565000553" text:continue-numbering="true" text:style-name="WWNum1">
        <text:list-item>
          <text:p text:style-name="P43"><text:span text:style-name="T2">Obtener unas estadísticas básicas de las notas de la</text:span><text:span text:style-name="T26"> </text:span><text:span text:style-name="T6">oposición.</text:span></text:p>
        </text:list-item>
      </text:list>
      <text:p text:style-name="P46"><text:span text:style-name="T6"/></text:p>
      <text:p text:style-name="P47"><text:tab/>Nota media:</text:p>
      <text:p text:style-name="P12"><text:tab/>&gt; mean(notas_ord)</text:p>
      <text:p text:style-name="P12"><text:span text:style-name="T32"><text:tab/>[1] 5.402</text:span></text:p>
      <text:p text:style-name="P7"><text:span text:style-name="T12"/></text:p>
      <text:p text:style-name="P13"><text:span text:style-name="T12"><text:tab/></text:span><text:span text:style-name="T9">N</text:span><text:span text:style-name="T8">úmero de aprobados:</text:span></text:p>
      <text:p text:style-name="P12"><text:span text:style-name="T31"><text:tab/></text:span><text:span text:style-name="T34">&gt; length(notas_ord[notas_ord&gt;=5])</text:span></text:p>
      <text:p text:style-name="P12"><text:tab/>[1] 29</text:p>
      <text:p text:style-name="P7"><text:span text:style-name="T13"/></text:p>
      <text:p text:style-name="P14"><text:span text:style-name="T15"><text:tab/>Número de suspensos:</text:span></text:p>
      <text:p text:style-name="P12"><text:span text:style-name="T30"><text:tab/></text:span><text:span text:style-name="T33">&gt; length(notas_ord[notas_ord&lt;5])</text:span></text:p>
      <text:p text:style-name="P12"><text:tab/>[1] 21</text:p>
      <text:p text:style-name="P46"><text:span text:style-name="T6"/></text:p>
      <text:p text:style-name="P46"><text:span text:style-name="T6"/></text:p>
      <text:list xml:id="list122302263444348" text:continue-numbering="true" text:style-name="WWNum1">
        <text:list-item>
          <text:p text:style-name="P31"><text:span text:style-name="T2">En la oposición había 8 plazas que son para las ocho mejores notas. Crear un vector (llamado </text:span><text:span text:style-name="T19">con_plaza</text:span><text:span text:style-name="T20">) que contenga las notas de esas ocho</text:span><text:span text:style-name="T21"> </text:span><text:span text:style-name="T6">personas.</text:span></text:p>
        </text:list-item>
      </text:list>
      <text:p text:style-name="P15"><text:tab/></text:p>
      <text:p text:style-name="P15"><text:tab/>&gt; tail(sort(notas_ord),8)</text:p>
      <text:p text:style-name="P7"><text:tab/>[1] <text:s/>7.7 <text:s/>7.8 <text:s/>8.7 <text:s/>9.1 <text:s/>9.2 <text:s/>9.3 <text:s/>9.4 10.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rebuchet MS" svg:font-family="'Trebuchet MS'" style:font-family-generic="roman" style:font-pitch="variable"/>
    <style:font-face style:name="Trebuchet MS1" svg:font-family="'Trebuchet M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ListLabel_20_1" style:display-name="ListLabel 1" style:family="text">
      <style:text-properties style:font-name="Trebuchet MS" fo:font-family="'Trebuchet MS'" style:font-family-generic="roman" style:font-pitch="variable" fo:font-size="10pt" fo:font-weight="normal"/>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949cm" fo:margin-left="1.453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949cm" fo:margin-left="2.836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949cm" fo:margin-left="4.228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949cm" fo:margin-left="5.61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949cm" fo:margin-left="7.0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949cm" fo:margin-left="8.401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949cm" fo:margin-left="9.791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949cm" fo:margin-left="11.183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949cm" fo:margin-left="12.57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dramos</meta:initial-creator>
    <meta:creation-date>2022-03-30T10:46:00</meta:creation-date>
    <dc:date>2022-04-08T12:23:00.612000000</dc:date>
    <dc:creator>Alfonso Montejo</dc:creator>
    <meta:editing-duration>PT51M49S</meta:editing-duration>
    <meta:editing-cycles>17</meta:editing-cycles>
    <meta:generator>LibreOffice/7.3.2.2$Windows_X86_64 LibreOffice_project/49f2b1bff42cfccbd8f788c8dc32c1c309559be0</meta:generator>
    <meta:document-statistic meta:table-count="0" meta:image-count="0" meta:object-count="0" meta:page-count="3" meta:paragraph-count="87" meta:word-count="841" meta:character-count="5513" meta:non-whitespace-character-count="4469"/>
    <meta:user-defined meta:name="Creator">Writer</meta:user-defined>
  </office:meta>
</office:document-meta>
</file>